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4cm" draw:fill="solid" draw:fill-color="#e6e6ff" draw:textarea-horizontal-align="justify" draw:textarea-vertical-align="middle" draw:auto-grow-height="false" fo:min-height="5.51cm" fo:min-width="17.16cm" fo:padding-top="0.145cm" fo:padding-bottom="0.145cm" fo:padding-left="0.27cm" fo:padding-right="0.27cm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" draw:marker-end="Linienspitzen_20_1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="Linienspitzen_20_1" draw:marker-end="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solid" draw:fill-color="#ffffff" draw:textarea-horizontal-align="left" draw:auto-grow-width="true" fo:min-height="0.56cm" fo:min-width="2.1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47cm"/>
    </style:style>
    <style:style style:name="gr7" style:family="graphic" style:parent-style-name="standard">
      <style:graphic-properties draw:stroke="none" draw:fill="solid" draw:fill-color="#ffffff" draw:textarea-horizontal-align="left" draw:auto-grow-width="true" fo:min-height="0.56cm" fo:min-width="0.90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marker-start="Linienspitzen_20_1" draw:marker-end="" draw:stroke-linejoin="miter" draw:fill="non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auto-grow-width="true" fo:min-height="1.119cm" fo:min-width="4.963cm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3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990000" style:font-name="Times New Roman3" fo:font-size="14pt" style:font-size-asian="18pt" style:font-size-complex="18pt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7cm" svg:height="5.8cm" svg:x="0.2cm" svg:y="0.9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1" draw:layer="layout" svg:width="5.499cm" svg:height="1.27cm" svg:x="6.3cm" svg:y="5.229cm" svg:viewBox="0 0 5500 1271" draw:points="0,1271 0,0 5500,0 5500,1271">
            <text:p text:style-name="P1"><text:span text:style-name="T1">InputSpecs</text:span></text:p>
          </draw:polygon>
          <draw:polygon draw:style-name="gr2" draw:text-style-name="P1" draw:layer="layout" svg:width="2.578cm" svg:height="1.27cm" svg:x="0.521cm" svg:y="5.229cm" svg:viewBox="0 0 2579 1271" draw:points="0,1271 0,0 2579,0 2579,1271">
            <text:p text:style-name="P1"><text:span text:style-name="T1">InputCoeffs</text:span></text:p>
          </draw:polygon>
          <draw:path draw:style-name="gr3" draw:layer="layout" svg:width="4.999cm" svg:height="2.821cm" svg:x="1cm" svg:y="2.4cm" svg:viewBox="0 0 5000 2822" svg:d="M0 2822c224-453 572-1022 1039-1380 798-612 1461-1142 3961-1442">
            <text:p/>
          </draw:path>
          <draw:polygon draw:style-name="gr2" draw:text-style-name="P1" draw:layer="layout" svg:width="1.999cm" svg:height="1.27cm" svg:x="3.5cm" svg:y="5.229cm" svg:viewBox="0 0 2000 1271" draw:points="0,1271 0,0 2000,0 2000,1271">
            <text:p text:style-name="P1"><text:span text:style-name="T1">InputPZ</text:span></text:p>
          </draw:polygon>
          <draw:path draw:style-name="gr3" draw:layer="layout" svg:width="1.899cm" svg:height="2.099cm" svg:x="4.1cm" svg:y="3.1cm" svg:viewBox="0 0 1900 2100" svg:d="M0 2100c49-359 600-1500 1900-2100">
            <text:p/>
          </draw:path>
          <draw:polygon draw:style-name="gr2" draw:text-style-name="P1" draw:layer="layout" svg:width="2.505cm" svg:height="1.27cm" svg:x="15.136cm" svg:y="5.229cm" svg:viewBox="0 0 2506 1271" draw:points="0,1271 0,0 2506,0 2506,1271">
            <text:p text:style-name="P1"><text:span text:style-name="T1">InputInfo</text:span></text:p>
          </draw:polygon>
          <draw:path draw:style-name="gr4" draw:layer="layout" svg:width="0.499cm" svg:height="1.799cm" svg:x="7.7cm" svg:y="3.4cm" svg:viewBox="0 0 500 1800" svg:d="M500 1800c-143-351-441-1705-500-1800">
            <text:p/>
          </draw:path>
          <draw:polygon draw:style-name="gr2" draw:text-style-name="P1" draw:layer="layout" svg:width="2.293cm" svg:height="1.27cm" svg:x="12.576cm" svg:y="5.229cm" svg:viewBox="0 0 2294 1271" draw:points="0,1271 0,0 2294,0 2294,1271">
            <text:p text:style-name="P1"><text:span text:style-name="T1">InputFiles</text:span></text:p>
          </draw:polygon>
          <draw:path draw:style-name="gr3" draw:layer="layout" svg:width="0.784cm" svg:height="1.827cm" svg:x="8.4cm" svg:y="3.4cm" svg:viewBox="0 0 785 1828" svg:d="M785 1828c-185-862-285-1028-785-1828">
            <text:p/>
          </draw:path>
          <draw:path draw:style-name="gr3" draw:layer="layout" svg:width="4.499cm" svg:height="2.122cm" svg:x="9.5cm" svg:y="3.1cm" svg:viewBox="0 0 4500 2123" svg:d="M4500 2123c-300-1362-3288-1960-4500-2123">
            <text:p/>
          </draw:path>
          <draw:frame draw:style-name="gr5" draw:text-style-name="P2" draw:layer="layout" svg:width="2.1cm" svg:height="0.56cm" svg:x="8.3cm" svg:y="3.961cm">
            <draw:text-box>
              <text:p text:style-name="P1"><text:span text:style-name="T2">sFD, sSC</text:span></text:p>
            </draw:text-box>
          </draw:frame>
          <draw:frame draw:style-name="gr6" draw:text-style-name="P3" draw:layer="layout" svg:width="5.874cm" svg:height="1.115cm" svg:x="0.226cm" svg:y="0.785cm">
            <draw:text-box>
              <text:p><text:span text:style-name="T3">input_widgets.py</text:span></text:p>
            </draw:text-box>
          </draw:frame>
          <draw:frame draw:style-name="gr7" draw:text-style-name="P2" draw:layer="layout" svg:width="0.907cm" svg:height="0.56cm" svg:x="2.4cm" svg:y="3.161cm">
            <draw:text-box>
              <text:p text:style-name="P1"><text:span text:style-name="T2">sFD</text:span></text:p>
            </draw:text-box>
          </draw:frame>
          <draw:path draw:style-name="gr3" draw:layer="layout" svg:width="3.771cm" svg:height="2.503cm" draw:transform="rotate (3.13024801345183) translate (5.97159419375182cm 5.20378921455986cm)" svg:viewBox="0 0 3772 2504" svg:d="M0 2504c698-208 3591-841 3772-2504">
            <text:p/>
          </draw:path>
          <draw:frame draw:style-name="gr7" draw:text-style-name="P2" draw:layer="layout" svg:width="0.907cm" svg:height="0.56cm" svg:x="4.1cm" svg:y="4.1cm">
            <draw:text-box>
              <text:p text:style-name="P1"><text:span text:style-name="T2">sFD</text:span></text:p>
            </draw:text-box>
          </draw:frame>
          <draw:frame draw:style-name="gr7" draw:text-style-name="P2" draw:layer="layout" svg:width="0.907cm" svg:height="0.56cm" svg:x="12.1cm" svg:y="3.501cm">
            <draw:text-box>
              <text:p text:style-name="P1"><text:span text:style-name="T2">sFD</text:span></text:p>
            </draw:text-box>
          </draw:frame>
          <draw:path draw:style-name="gr8" draw:layer="layout" svg:width="1.203cm" svg:height="1.838cm" svg:x="5cm" svg:y="3.361cm" svg:viewBox="0 0 1204 1839" svg:d="M0 1839c600-800 1259-1744 1200-1839">
            <text:p/>
          </draw:path>
          <draw:path draw:style-name="gr8" draw:layer="layout" svg:width="6.799cm" svg:height="2.66cm" svg:x="9.5cm" svg:y="2.6cm" svg:viewBox="0 0 6800 2661" svg:d="M6800 2661c-100-2200-5105-2561-6800-2661">
            <text:p/>
          </draw:path>
          <draw:polygon draw:style-name="gr2" draw:layer="layout" svg:width="3.48cm" svg:height="1.27cm" svg:x="6.019cm" svg:y="2.124cm" svg:viewBox="0 0 3481 1271" draw:points="0,1271 0,0 3481,0 3481,1271">
            <text:p text:style-name="P1"><text:span text:style-name="T1">InputWidgets</text:span></text:p>
          </draw:polygon>
          <draw:path draw:style-name="gr8" draw:layer="layout" svg:width="0.014cm" svg:height="1.803cm" svg:x="7.8cm" svg:y="0.3cm" svg:viewBox="0 0 15 1804" svg:d="M0 0c33 700 0 1804 0 1804">
            <text:p/>
          </draw:path>
          <draw:frame draw:style-name="gr5" draw:text-style-name="P2" draw:layer="layout" svg:width="2.1cm" svg:height="0.56cm" svg:x="6.9cm" svg:y="1.244cm">
            <draw:text-box>
              <text:p text:style-name="P1"><text:span text:style-name="T2">sFD, sSC</text:span></text:p>
            </draw:text-box>
          </draw:frame>
          <draw:frame draw:style-name="gr9" draw:text-style-name="P5" draw:layer="layout" svg:width="5.263cm" svg:height="1.419cm" svg:x="12.5cm" svg:y="1.104cm">
            <draw:text-box>
              <text:p text:style-name="P4"><text:span text:style-name="T2">sigFilterDesigned = sFD</text:span></text:p>
              <text:p text:style-name="P4"><text:span text:style-name="T2">sigSpecsChanged <text:s/>= sS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20T15:54:18.475000000</dc:date>
    <meta:editing-duration>P1DT8H48M35S</meta:editing-duration>
    <meta:editing-cycles>23</meta:editing-cycles>
    <meta:generator>LibreOffice/4.3.7.2$Windows_x86 LibreOffice_project/8a35821d8636a03b8bf4e15b48f59794652c68ba</meta:generator>
    <meta:document-statistic meta:object-count="24"/>
  </office:meta>
</office:document-meta>
</file>